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</office:automatic-styles>
  <office:body>
    <office:text>
      <text:p text:style-name="Title">Novedades en Bootstrap 4.0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Novedades</text:h>
      <text:h text:style-name="Heading_20_2" text:outline-level="2">Navegadores soportados</text:h>
      <text:list text:style-name="L5">
        <text:list-item>
          <text:p text:style-name="P5">Deja de soportar IE 8 e iOS 6.</text:p>
        </text:list-item>
        <text:list-item>
          <text:p text:style-name="P5">Soporta <text:span text:style-name="T32">IE</text:span><text:span text:style-name="T33"> </text:span><text:span text:style-name="T34">9+</text:span><text:span text:style-name="T35"> </text:span><text:span text:style-name="T36">e</text:span><text:span text:style-name="T37"> </text:span><text:span text:style-name="T38">iOS</text:span><text:span text:style-name="T39"> </text:span><text:span text:style-name="T40">7+</text:span>.</text:p>
        </text:list-item>
      </text:list>
      <text:h text:style-name="Heading_20_2" text:outline-level="2">Cambios globales</text:h>
      <text:list text:style-name="L6">
        <text:list-item>
          <text:p text:style-name="P6">Remplazado LESS por <text:span text:style-name="T41">SASS</text:span>.</text:p>
        </text:list-item>
        <text:list-item>
          <text:p text:style-name="P6">Remplazado PX por <text:span text:style-name="T42">REM</text:span> (salvo en los puntos de ruptura de los Media Query)</text:p>
        </text:list-item>
      </text:list>
      <text:h text:style-name="Heading_20_2" text:outline-level="2">Diseño</text:h>
      <text:list text:style-name="L7">
        <text:list-item>
          <text:p text:style-name="P7">Tamaño de la fuente por defecto inrementada de 14px a <text:span text:style-name="T43">16px</text:span>.</text:p>
        </text:list-item>
        <text:list-item>
          <text:p text:style-name="P7">Nuevos colores más actuales.</text:p>
        </text:list-item>
      </text:list>
      <text:h text:style-name="Heading_20_2" text:outline-level="2">Flexbox</text:h>
      <text:list text:style-name="L8">
        <text:list-item>
          <text:p text:style-name="P8">Soporte opcional (<text:span text:style-name="T44">hay</text:span><text:span text:style-name="T45"> </text:span><text:span text:style-name="T46">que</text:span><text:span text:style-name="T47"> </text:span><text:span text:style-name="T48">activarlo</text:span><text:span text:style-name="T49"> </text:span><text:span text:style-name="T50">y</text:span><text:span text:style-name="T51"> </text:span><text:span text:style-name="T52">recompilar</text:span>)</text:p>
        </text:list-item>
        <text:list-item>
          <text:p text:style-name="P8">Si activado: soporte alineación horizontal y vertical.</text:p>
        </text:list-item>
      </text:list>
      <text:h text:style-name="Heading_20_2" text:outline-level="2">Sistema de rejilla</text:h>
      <text:list text:style-name="L9">
        <text:list-item>
          <text:p text:style-name="P9">Añadido <text:span text:style-name="T53">un</text:span><text:span text:style-name="T54"> </text:span><text:span text:style-name="T55">tamaño</text:span><text:span text:style-name="T56"> </text:span><text:span text:style-name="T57">más</text:span> (xs, xm, md, lg y xl)</text:p>
        </text:list-item>
      </text:list>
      <text:p text:style-name="Horizontal_20_Line"/>
      <text:p text:style-name="First_20_paragraph">Small (SM) ≥544px Medium (MD) ≥768px Large (LG) ≥992px</text:p>
      <text:p text:style-name="Horizontal_20_Line"/>
      <text:h text:style-name="Heading_20_2" text:outline-level="2">Sistema de rejilla</text:h>
      <text:list text:style-name="L10">
        <text:list-item>
          <text:p text:style-name="P10">Remplada las clases .col-{breakpoint}-{modifier}-{size} por <text:span text:style-name="T58">.{modifier}-{breakpoint}-{size}</text:span></text:p>
        </text:list-item>
      </text:list>
      <text:h text:style-name="Heading_20_2" text:outline-level="2">Margin y padding</text:h>
      <text:list text:style-name="L11">
        <text:list-item>
          <text:p text:style-name="P11">Nuevas clases <text:span text:style-name="T59">.{m,p}-{a,t,l,b,r,x,y}-{0,auto,md,lg}</text:span></text:p>
          <text:list text:style-name="L12">
            <text:list-item>
              <text:p text:style-name="P12">"m" para margin, "p" para padding</text:p>
            </text:list-item>
            <text:list-item>
              <text:p text:style-name="P12">"a" para todo</text:p>
            </text:list-item>
            <text:list-item>
              <text:p text:style-name="P12">"t" top, "l" left, "r" right, "b" bottom</text:p>
            </text:list-item>
            <text:list-item>
              <text:p text:style-name="P12">"x" para left y right y "y" para top y bottom</text:p>
            </text:list-item>
            <text:list-item>
              <text:p text:style-name="P12">"0" cero, "auto" auto, "md" mediano, "lg" grande</text:p>
            </text:list-item>
          </text:list>
        </text:list-item>
      </text:list>
      <text:h text:style-name="Heading_20_2" text:outline-level="2">Cabeceras</text:h>
      <text:list text:style-name="L13">
        <text:list-item>
          <text:p text:style-name="P13">Nuevas clases <text:span text:style-name="T60">.display-{1,2,3,4}</text:span> para aumentar el tamaño a las cabeceras.</text:p>
        </text:list-item>
      </text:list>
      <text:h text:style-name="Heading_20_2" text:outline-level="2">Cards</text:h>
      <text:list text:style-name="L14">
        <text:list-item>
          <text:p text:style-name="P14"><text:span text:style-name="T61">Nuevo</text:span><text:span text:style-name="T62"> </text:span><text:span text:style-name="T63">componente</text:span> que sustituye a: paneles, thumbnails y wells</text:p>
        </text:list-item>
      </text:list>
      <text:h text:style-name="Heading_20_2" text:outline-level="2">Iconos</text:h>
      <text:list text:style-name="L15">
        <text:list-item>
          <text:p text:style-name="P15">Ahora hay que elegir una librería de terceros:</text:p>
          <text:list text:style-name="L16">
            <text:list-item>
              <text:p text:style-name="P16"><text:a xlink:type="simple" xlink:href="http://fontawesome.io/" office:name=""><text:span text:style-name="Definition">http://fontawesome.io/</text:span></text:a></text:p>
            </text:list-item>
            <text:list-item>
              <text:p text:style-name="P16"><text:a xlink:type="simple" xlink:href="https://octicons.github.com/" office:name=""><text:span text:style-name="Definition">https://octicons.github.com/</text:span></text:a></text:p>
            </text:list-item>
            <text:list-item>
              <text:p text:style-name="P16"><text:a xlink:type="simple" xlink:href="https://materialdesignicons.com/" office:name=""><text:span text:style-name="Definition">https://materialdesignicons.com/</text:span></text:a></text:p>
            </text:list-item>
          </text:list>
        </text:list-item>
      </text:list>
      <text:h text:style-name="Heading_20_2" text:outline-level="2">Varios</text:h>
      <text:list text:style-name="L17">
        <text:list-item>
          <text:p text:style-name="P17">Uso de "non-responsive" no soportado.</text:p>
        </text:list-item>
        <text:list-item>
          <text:p text:style-name="P17">Remplazado "Customizer online" por una mejora documentación sobre el setup.</text:p>
        </text:list-item>
      </text:list>
      <text:h text:style-name="Heading_20_2" text:outline-level="2">Tipografía</text:h>
      <text:list text:style-name="L18">
        <text:list-item>
          <text:p text:style-name="P18"><text:span text:style-name="T64">Eliminada</text:span><text:span text:style-name="T65"> </text:span><text:span text:style-name="T66">clase</text:span><text:span text:style-name="T67"> </text:span><text:span text:style-name="T68">.dl-horizontal</text:span> -&gt; usar .row.</text:p>
        </text:list-item>
        <text:list-item>
          <text:p text:style-name="P18">La clase .list-inline tiene que estar seguido por hijos <text:span text:style-name="T69">.list-inline-items</text:span>.</text:p>
        </text:list-item>
      </text:list>
      <text:h text:style-name="Heading_20_2" text:outline-level="2">Imágenes</text:h>
      <text:list text:style-name="L19">
        <text:list-item>
          <text:p text:style-name="P19">Remplazada clase .image-responsive por <text:span text:style-name="T70">.image-fluid</text:span>.</text:p>
        </text:list-item>
      </text:list>
      <text:h text:style-name="Heading_20_2" text:outline-level="2">Tablas</text:h>
      <text:list text:style-name="L20">
        <text:list-item>
          <text:p text:style-name="P20">Remplazado clase .table-condensed por <text:span text:style-name="T71">.table-sm</text:span>.</text:p>
        </text:list-item>
        <text:list-item>
          <text:p text:style-name="P20">Añadida la clase <text:span text:style-name="T72">.table-inverse</text:span>.</text:p>
        </text:list-item>
      </text:list>
      <text:h text:style-name="Heading_20_2" text:outline-level="2">Formularios</text:h>
      <text:list text:style-name="L21">
        <text:list-item>
          <text:p text:style-name="P21">Remplazada clase .control-label por <text:span text:style-name="T73">.form-control-label</text:span>.</text:p>
        </text:list-item>
        <text:list-item>
          <text:p text:style-name="P21">Remplazada clases .input-lg y .input-sm por <text:span text:style-name="T74">.form-control-lg</text:span><text:span text:style-name="T75"> </text:span><text:span text:style-name="T76">y</text:span><text:span text:style-name="T77"> </text:span><text:span text:style-name="T78">.form-control-sm</text:span>.</text:p>
        </text:list-item>
        <text:list-item>
          <text:p text:style-name="P21">La clase <text:span text:style-name="T79">.form-group</text:span><text:span text:style-name="T80"> </text:span><text:span text:style-name="T81">ya</text:span><text:span text:style-name="T82"> </text:span><text:span text:style-name="T83">no</text:span><text:span text:style-name="T84"> </text:span><text:span text:style-name="T85">se</text:span><text:span text:style-name="T86"> </text:span><text:span text:style-name="T87">coporta</text:span><text:span text:style-name="T88"> </text:span><text:span text:style-name="T89">como</text:span><text:span text:style-name="T90"> </text:span><text:span text:style-name="T91">.row</text:span> -&gt; añadir .row si necesario</text:p>
        </text:list-item>
        <text:list-item>
          <text:p text:style-name="P21"><text:span text:style-name="T92">Eliminadas</text:span><text:span text:style-name="T93"> </text:span><text:span text:style-name="T94">clases</text:span><text:span text:style-name="T95"> </text:span><text:span text:style-name="T96">.form-group-*</text:span> -&gt; usar .form-control-*</text:p>
        </text:list-item>
        <text:list-item>
          <text:p text:style-name="P21"><text:span text:style-name="T97">Eliminada</text:span><text:span text:style-name="T98"> </text:span><text:span text:style-name="T99">clase</text:span><text:span text:style-name="T100"> </text:span><text:span text:style-name="T101">.help-block</text:span> -&gt; usar .form-text y/o .text-muted.</text:p>
        </text:list-item>
        <text:list-item>
          <text:p text:style-name="P21">Eliminada la necesidad de añadir icono en las validaciones.</text:p>
        </text:list-item>
      </text:list>
      <text:h text:style-name="Heading_20_2" text:outline-level="2">Botones</text:h>
      <text:list text:style-name="L22">
        <text:list-item>
          <text:p text:style-name="P22">Remplazada clase .btn-default por <text:span text:style-name="T102">.btn-secondary</text:span>.</text:p>
        </text:list-item>
        <text:list-item>
          <text:p text:style-name="P22"><text:span text:style-name="T103">Eliminada</text:span><text:span text:style-name="T104"> </text:span><text:span text:style-name="T105">clase</text:span><text:span text:style-name="T106"> </text:span><text:span text:style-name="T107">.btn-xs</text:span>.</text:p>
        </text:list-item>
        <text:list-item>
          <text:p text:style-name="P22">Añadida clase <text:span text:style-name="T108">.btn-outline-*</text:span></text:p>
        </text:list-item>
      </text:list>
      <text:h text:style-name="Heading_20_2" text:outline-level="2">Dropdowns</text:h>
      <text:list text:style-name="L23">
        <text:list-item>
          <text:p text:style-name="P23">Remplazada clase .divider por <text:span text:style-name="T109">.dropdown-divider</text:span>.</text:p>
        </text:list-item>
        <text:list-item>
          <text:p text:style-name="P23">Los items del dropdown tienen que tener la clase <text:span text:style-name="T110">.dropdown-item</text:span>.</text:p>
        </text:list-item>
        <text:list-item>
          <text:p text:style-name="P23">Ya no es necesario añadir .</text:p>
        </text:list-item>
      </text:list>
      <text:h text:style-name="Heading_20_2" text:outline-level="2">Navs</text:h>
      <text:list text:style-name="L24">
        <text:list-item>
          <text:p text:style-name="P24">Obligatoriedad de usar las clases <text:span text:style-name="T111">.nav-item</text:span><text:span text:style-name="T112"> </text:span><text:span text:style-name="T113">y</text:span><text:span text:style-name="T114"> </text:span><text:span text:style-name="T115">.nav-links</text:span>.</text:p>
        </text:list-item>
      </text:list>
      <text:h text:style-name="Heading_20_2" text:outline-level="2">Pagination</text:h>
      <text:list text:style-name="L25">
        <text:list-item>
          <text:p text:style-name="P25">Obligatoriedad de usar las clases <text:span text:style-name="T116">.page-item</text:span><text:span text:style-name="T117"> </text:span><text:span text:style-name="T118">y</text:span><text:span text:style-name="T119"> </text:span><text:span text:style-name="T120">.page-links</text:span>.</text:p>
        </text:list-item>
      </text:list>
      <text:h text:style-name="Heading_20_2" text:outline-level="2">Breadcrumbs</text:h>
      <text:list text:style-name="L26">
        <text:list-item>
          <text:p text:style-name="P26">Obligatoriedad de usar la clase <text:span text:style-name="T121">.breadcrumb-item</text:span>.</text:p>
        </text:list-item>
      </text:list>
      <text:h text:style-name="Heading_20_2" text:outline-level="2">Labels, badges, and tags</text:h>
      <text:list text:style-name="L27">
        <text:list-item>
          <text:p text:style-name="P27">Remplazada clase .label por <text:span text:style-name="T122">.tag</text:span>.</text:p>
        </text:list-item>
        <text:list-item>
          <text:p text:style-name="P27">Eliminada clase .badge -&gt; usar <text:span text:style-name="T123">.tag-pill</text:span>.</text:p>
        </text:list-item>
      </text:list>
      <text:h text:style-name="Heading_20_2" text:outline-level="2">Panels, thumbnails, and wells</text:h>
      <text:list text:style-name="L28">
        <text:list-item>
          <text:p text:style-name="P28">Eliminados totalmente y remplazados por el <text:span text:style-name="T124">nuevo</text:span><text:span text:style-name="T125"> </text:span><text:span text:style-name="T126">componente</text:span><text:span text:style-name="T127"> </text:span><text:span text:style-name="T128">card</text:span>.</text:p>
        </text:list-item>
      </text:list>
      <text:h text:style-name="Heading_20_2" text:outline-level="2">Carousel</text:h>
      <text:list text:style-name="L29">
        <text:list-item>
          <text:p text:style-name="P29">Remplazada clase .item por <text:span text:style-name="T129">.carousel-item</text:span>.</text:p>
        </text:list-item>
      </text:list>
      <text:h text:style-name="Heading_20_2" text:outline-level="2">Utilities</text:h>
      <text:list text:style-name="L30">
        <text:list-item>
          <text:p text:style-name="P30">Añadidas clases <text:span text:style-name="T130">.pull-{xs,sm,md,lg,xl}-{left,right,none}</text:span>.</text:p>
        </text:list-item>
        <text:list-item>
          <text:p text:style-name="P30"><text:span text:style-name="T131">Eliminadas</text:span><text:span text:style-name="T132"> </text:span><text:span text:style-name="T133">classes</text:span><text:span text:style-name="T134"> </text:span><text:span text:style-name="T135">.pull-left</text:span><text:span text:style-name="T136"> </text:span><text:span text:style-name="T137">y</text:span><text:span text:style-name="T138"> </text:span><text:span text:style-name="T139">.pull-right</text:span> -&gt; .pull-xs-{left,right}.</text:p>
        </text:list-item>
        <text:list-item>
          <text:p text:style-name="P30">Añadidas clases <text:span text:style-name="T140">.text-{xs,sm,md,lg,xl}-{left,center,right}</text:span>.</text:p>
        </text:list-item>
        <text:list-item>
          <text:p text:style-name="P30"><text:span text:style-name="T141">Eliminadas</text:span><text:span text:style-name="T142"> </text:span><text:span text:style-name="T143">clases</text:span><text:span text:style-name="T144"> </text:span><text:span text:style-name="T145">.text-{left,center,right}</text:span> -&gt; .text-xs-{left,center,right}.</text:p>
        </text:list-item>
        <text:list-item>
          <text:p text:style-name="P30">Remplazada clase .center-block por <text:span text:style-name="T146">.m-x-auto</text:span>.</text:p>
        </text:list-item>
        <text:list-item>
          <text:p text:style-name="P30">Remplazada clase .progress por el uso del elemento del mismo nombre.</text:p>
        </text:list-item>
      </text:list>
      <text:h text:style-name="Heading_20_2" text:outline-level="2">Responsive utilities</text:h>
      <text:list text:style-name="L31">
        <text:list-item>
          <text:p text:style-name="P31"><text:span text:style-name="T147">Eliminadas</text:span><text:span text:style-name="T148"> </text:span><text:span text:style-name="T149">clases</text:span><text:span text:style-name="T150"> </text:span><text:span text:style-name="T151">.hidden</text:span><text:span text:style-name="T152"> </text:span><text:span text:style-name="T153">y</text:span><text:span text:style-name="T154"> </text:span><text:span text:style-name="T155">.show</text:span>.</text:p>
        </text:list-item>
        <text:list-item>
          <text:p text:style-name="P31">Remplazadas clases .hidden-* y .visible-* por <text:span text:style-name="T156">.hidden-{xs,sm,md,lg}-{up,down}</text:span>.</text:p>
        </text:list-item>
      </text:list>
      <text:h text:style-name="Heading_20_1" text:outline-level="1">Acerca de</text:h>
      <text:h text:style-name="Heading_20_2" text:outline-level="2">Licencia</text:h>
      <text:list text:style-name="L32">
        <text:list-item>
          <text:p text:style-name="P32">Estas <text:span text:style-name="T157">transparencias</text:span> están hechas con:</text:p>
          <text:list text:style-name="L33">
            <text:list-item>
              <text:p text:style-name="P33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32">Estas <text:span text:style-name="T158">transparencias</text:span> están bajo una licencia Creative Commons Reconocimiento-CompartirIgual 3.0:</text:p>
          <text:list text:style-name="L34">
            <text:list-item>
              <text:p text:style-name="P34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35">
        <text:list-item>
          <text:p text:style-name="P35">Transparencias:</text:p>
          <text:list text:style-name="L36">
            <text:list-item>
              <text:p text:style-name="P36"><text:a xlink:type="simple" xlink:href="https://github.com/asanzdiego/curso-interfaces-web-2016/tree/master/05-bootstrap/05-bootstrap-4.0/slides" office:name=""><text:span text:style-name="Definition">https://github.com/asanzdiego/curso-interfaces-web-2016/tree/master/05-bootstrap/05-bootstrap-4.0/slides</text:span></text:a></text:p>
            </text:list-item>
          </text:list>
        </text:list-item>
        <text:list-item>
          <text:p text:style-name="P35">Ejercicios:</text:p>
          <text:list text:style-name="L37">
            <text:list-item>
              <text:p text:style-name="P37"><text:a xlink:type="simple" xlink:href="https://github.com/asanzdiego/curso-interfaces-web-2016/tree/master/05-bootstrap/05-bootstrap-4.0/src" office:name=""><text:span text:style-name="Definition">https://github.com/asanzdiego/curso-interfaces-web-2016/tree/master/05-bootstrap/05-bootstrap-4.0/src</text:span></text:a></text:p>
            </text:list-item>
          </text:list>
        </text:list-item>
      </text:list>
      <text:h text:style-name="Heading_20_2" text:outline-level="2">Bibliografía</text:h>
      <text:list text:style-name="L38">
        <text:list-item>
          <text:p text:style-name="P38">Página oficial de Bootstrap 4.0 alpha:</text:p>
          <text:list text:style-name="L39">
            <text:list-item>
              <text:p text:style-name="P39"><text:a xlink:type="simple" xlink:href="http://v4-alpha.getbootstrap.com/" office:name=""><text:span text:style-name="Definition">http://v4-alpha.getbootstrap.com/</text:span></text:a></text:p>
            </text:list-item>
          </text:list>
        </text:list-item>
        <text:list-item>
          <text:p text:style-name="P38">10 novedades de Bootstrap 4.0:</text:p>
          <text:list text:style-name="L40">
            <text:list-item>
              <text:p text:style-name="P40"><text:a xlink:type="simple" xlink:href="https://platzi.com/blog/novedades-bootstrap/" office:name=""><text:span text:style-name="Definition">https://platzi.com/blog/novedades-bootstrap/</text:span></text:a></text:p>
            </text:list-item>
          </text:list>
        </text:list-item>
        <text:list-item>
          <text:p text:style-name="P38">Bootstrap 4.0, novedades y ejemplos:</text:p>
          <text:list text:style-name="L41">
            <text:list-item>
              <text:p text:style-name="P41"><text:a xlink:type="simple" xlink:href="http://funnyfrontend.com/bootstrap-4-alpha-novedades-y-ejemplos/" office:name=""><text:span text:style-name="Definition">http://funnyfrontend.com/bootstrap-4-alpha-novedades-y-ejemplos/</text:span></text:a></text:p>
            </text:list-item>
          </text:list>
        </text:list-item>
        <text:list-item>
          <text:p text:style-name="P38">El futuro del CSS Grid Layout</text:p>
          <text:list text:style-name="L42">
            <text:list-item>
              <text:p text:style-name="P42"><text:a xlink:type="simple" xlink:href="https://carlosazaustre.es/blog/css-grid-layout-css/" office:name=""><text:span text:style-name="Definition">https://carlosazaustre.es/blog/css-grid-layout-css/</text:span></text:a></text:p>
            </text:list-item>
          </text:list>
        </text:list-item>
        <text:list-item>
          <text:p text:style-name="P38">El gran poder de CSS3: FlexBox</text:p>
          <text:list text:style-name="L43">
            <text:list-item>
              <text:p text:style-name="P43"><text:a xlink:type="simple" xlink:href="https://filisantillan.com/el-gran-poder-de-css3-flexbox/" office:name=""><text:span text:style-name="Definition">https://filisantillan.com/el-gran-poder-de-css3-flexbox/</text:span></text:a></text:p>
            </text:list-item>
          </text:list>
        </text:list-item>
        <text:list-item>
          <text:p text:style-name="P38">Los 5 patrones del Responsive Design con FlexBox</text:p>
          <text:list text:style-name="L44">
            <text:list-item>
              <text:p text:style-name="P44"><text:a xlink:type="simple" xlink:href="https://carlosazaustre.es/blog/los-5-patrones-del-responsive-design/" office:name=""><text:span text:style-name="Definition">https://carlosazaustre.es/blog/los-5-patrones-del-responsive-design/</text:span></text:a></text:p>
            </text:list-item>
          </text:list>
        </text:list-item>
        <text:list-item>
          <text:p text:style-name="P38">Learn CSS Flexbox in 3 Minutes</text:p>
          <text:list text:style-name="L45">
            <text:list-item>
              <text:p text:style-name="P45"><text:a xlink:type="simple" xlink:href="https://medium.com/learning-new-stuff/learn-css-flexbox-in-3-minutes-c616c7070672" office:name=""><text:span text:style-name="Definition">https://medium.com/learning-new-stuff/learn-css-flexbox-in-3-minutes-c616c7070672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vedades en Bootstrap 4.0</dc:title>
  </office:meta>
</office:document-meta>
</file>